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1AF7CB0A1AC7F0D.png" manifest:media-type="image/png"/>
  <manifest:file-entry manifest:full-path="Pictures/10000200000000AB000000ABDEB67C75BBA53C4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7f52"/>
    </style:style>
    <style:style style:name="P2" style:family="paragraph" style:parent-style-name="Standard">
      <style:paragraph-properties fo:text-align="start" style:justify-single-word="false"/>
      <style:text-properties officeooo:paragraph-rsid="00147f5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7f52"/>
    </style:style>
    <style:style style:name="T1" style:family="text">
      <style:text-properties style:text-position="super 58%"/>
    </style:style>
    <style:style style:name="T2" style:family="text">
      <style:text-properties officeooo:rsid="001726c3"/>
    </style:style>
    <style:style style:name="T3" style:family="text">
      <style:text-properties officeooo:rsid="00185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2824921597753647417" text:style-name="L1">
        <text:list-item>
          <text:p text:style-name="P3">Janizintly does 20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205427583677694" text:continue-numbering="true" text:style-name="L1">
        <text:list-item>
          <text:p text:style-name="P3">Lorren <text:s/>pushes a box 15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205426515326237" text:continue-numbering="true" text:style-name="L1">
        <text:list-item>
          <text:p text:style-name="P3">Areli kicks a 0.25 kg football. <text:s/>Her foot exerts a force of 12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426431123155" text:continue-numbering="true" text:style-name="L1">
        <text:list-item>
          <text:p text:style-name="P3">Elysse crushes a soda can under her foot, using a force of <text:span text:style-name="T2">5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427479587102" text:continue-numbering="true" text:style-name="L1">
        <text:list-item>
          <text:p text:style-name="P3">Celina pushes a box with a force of 50N directly to the right. <text:s/>It travels along a ramp that is 15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26685474669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26467890600" text:continue-numbering="true" text:style-name="L1">
        <text:list-item>
          <text:p text:style-name="P3"><text:soft-page-break/>Hazel pushes a 5 kg box 20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427721312832" text:continue-numbering="true" text:style-name="L1">
        <text:list-item>
          <text:p text:style-name="P3">Abraham lifts a 12 kg box up from the ground at a speed of <text:span text:style-name="T3">6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426675161842" text:continue-numbering="true" text:style-name="L1">
        <text:list-item>
          <text:p text:style-name="P3">Elijah wants to put all his exercise energy to good use. <text:s/>He rides her stationary bicycle for a distance of 3 km. <text:s/>It takes him 10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27778100615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427772550734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205426612440370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EB67C75BBA53C4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1AF7CB0A1AC7F0D.png" xlink:type="simple" xlink:show="embed" xlink:actuate="onLoad"/></draw:frame> <text:s text:c="20"/>Name:<text:tab/><text:tab/><text:date style:data-style-name="N37" text:date-value="2016-08-29T20:54:25.57312190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1.547324249</meta:creation-date>
    <meta:editing-duration>PT6M4S</meta:editing-duration>
    <meta:editing-cycles>8</meta:editing-cycles>
    <meta:generator>LibreOffice/5.0.6.2$Linux_X86_64 LibreOffice_project/00$Build-2</meta:generator>
    <dc:date>2016-08-29T20:54:25.521690812</dc:date>
    <meta:document-statistic meta:table-count="0" meta:image-count="2" meta:object-count="0" meta:page-count="2" meta:paragraph-count="17" meta:word-count="327" meta:character-count="1638" meta:non-whitespace-character-count="1289"/>
  </office:meta>
</office:document-meta>
</file>